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4000000030091B1B207.jpg"/>
  <manifest:file-entry manifest:media-type="image/jpeg" manifest:full-path="Pictures/1000000000000230000001A4D613ECCD.jpg"/>
  <manifest:file-entry manifest:media-type="image/jpeg" manifest:full-path="Pictures/1000000000000230000001A4CAE7267C.jpg"/>
  <manifest:file-entry manifest:media-type="image/jpeg" manifest:full-path="Pictures/1000000000000230000001A4657BDF11.jpg"/>
  <manifest:file-entry manifest:media-type="image/jpeg" manifest:full-path="Pictures/1000000000000230000001A49F8A24D3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4.4cm" svg:height="14.816cm" svg:x="0.971cm" svg:y="3.2cm">
          <draw:image xlink:href="Pictures/1000000000000230000001A49F8A24D3.jpg" xlink:type="simple" xlink:show="embed" xlink:actuate="onLoad">
            <text:p/>
          </draw:image>
        </draw:frame>
        <draw:frame draw:style-name="gr1" draw:text-style-name="P1" draw:layer="layout" svg:width="14.8cm" svg:height="11.992cm" svg:x="13.6cm" svg:y="3.8cm">
          <draw:image xlink:href="Pictures/1000000000000230000001A4657BDF11.jpg" xlink:type="simple" xlink:show="embed" xlink:actuate="onLoad">
            <text:p/>
          </draw:image>
        </draw:frame>
        <draw:rect draw:style-name="gr2" draw:text-style-name="P1" draw:layer="layout" svg:width="10.8cm" svg:height="1.6cm" svg:x="2.8cm" svg:y="8.6cm">
          <text:p/>
        </draw:rect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1.767cm" svg:height="11.392cm" svg:x="3cm" svg:y="3.408cm">
          <draw:image xlink:href="Pictures/1000000000000230000001A4CAE7267C.jpg" xlink:type="simple" xlink:show="embed" xlink:actuate="onLoad">
            <text:p/>
          </draw:image>
        </draw:frame>
        <draw:frame draw:style-name="gr1" draw:text-style-name="P1" draw:layer="layout" svg:width="12.167cm" svg:height="11.192cm" svg:x="14.8cm" svg:y="3.408cm">
          <draw:image xlink:href="Pictures/1000000000000230000001A4D613ECC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7.999cm" svg:height="20.999cm" svg:x="0.111cm" svg:y="0.084cm">
          <draw:image xlink:href="Pictures/10000000000004000000030091B1B20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olina Proutskova</meta:initial-creator>
    <meta:creation-date>2020-02-13T13:19:51</meta:creation-date>
    <meta:editing-duration>PT11M18S</meta:editing-duration>
    <meta:editing-cycles>3</meta:editing-cycles>
    <dc:date>2020-02-13T13:57:05</dc:date>
    <dc:creator>Polina Proutskova</dc:creator>
    <meta:generator>OpenOffice/4.1.5$Unix OpenOffice.org_project/415m1$Build-9789</meta:generator>
    <meta:document-statistic meta:object-count="33"/>
  </office:meta>
</office:document-meta>
</file>